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237.1mm" svg:height="122.19mm" svg:x="108.1mm" svg:y="2.65mm">
            <loext:p draw:notify-on-update-of-ranges="results.A2:results.A19 results.B1:results.B1 results.B2:results.B19 results.C2:results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proximated</text:p>
          </table:table-cell>
          <table:table-cell office:value-type="string" calcext:value-type="string">
            <text:p>Analyt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inity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3333333333333" calcext:value-type="float">
            <text:p>6,3333333333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1111111111111" calcext:value-type="float">
            <text:p>7,3111111111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8501191249729" calcext:value-type="float">
            <text:p>7,7850119125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8614730276907" calcext:value-type="float">
            <text:p>7,8614730277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715157363544" calcext:value-type="float">
            <text:p>7,871515736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7279684446431" calcext:value-type="float">
            <text:p>7,8727968445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7295965591359" calcext:value-type="float">
            <text:p>7,8729596559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7298033712191" calcext:value-type="float">
            <text:p>7,8729803371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87298296400306" calcext:value-type="float">
            <text:p>7,87298296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87298329766109" calcext:value-type="float">
            <text:p>7,8729832977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7298334004123" calcext:value-type="float">
            <text:p>7,8729833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87298334542421" calcext:value-type="float">
            <text:p>7,872983345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87298334610794" calcext:value-type="float">
            <text:p>7,8729833461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87298334619478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7298334620581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7298334620721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7298334620739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87298334620741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1:51:25.296482498</dc:date>
    <meta:editing-duration>PT46M21S</meta:editing-duration>
    <meta:editing-cycles>3</meta:editing-cycles>
    <meta:generator>LibreOffice/5.1.6.2$Linux_X86_64 LibreOffice_project/1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6.3" chart:maximum="7.9" chart:interval-major="0.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1cm" svg:stroke-color="#333333" draw:fill-color="#33333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11cm" svg:height="12.22cm" xlink:href=".." xlink:type="simple" chart:class="chart:line" chart:style-name="ch1">
        <chart:legend chart:legend-position="end" svg:x="19.636cm" svg:y="5.562cm" style:legend-expansion="high" chart:style-name="ch2"/>
        <chart:plot-area chart:style-name="ch3" table:cell-range-address="results.A2:results.C19 results.B1:results.B1" chart:data-source-has-labels="both" svg:x="0.474cm" svg:y="0.244cm" svg:width="18.688cm" svg:height="11.732cm">
          <chartooo:coordinate-region svg:x="1.201cm" svg:y="0.443cm" svg:width="17.774cm" svg:height="10.886cm"/>
          <chart:axis chart:dimension="x" chart:name="primary-x" chart:style-name="ch4" chartooo:axis-type="auto">
            <chartooo:date-scale/>
            <chart:categories table:cell-range-address="results.A2:results.A1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lts.B2:results.B19" chart:label-cell-address="results.B1:results.B1" chart:class="chart:line">
            <chart:data-point chart:repeated="18"/>
          </chart:series>
          <chart:series chart:style-name="ch8" chart:values-cell-range-address="results.C2:results.C19" loext:label-string="analytical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roximated</text:p>
                <draw:g>
                  <svg:desc>results.B1:results.B1</svg:desc>
                </draw:g>
              </table:table-cell>
              <table:table-cell office:value-type="string">
                <text:p>analytical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s.A2:results.A19</svg:desc>
                </draw:g>
              </table:table-cell>
              <table:table-cell office:value-type="float" office:value="NaN">
                <text:p>NaN</text:p>
                <draw:g>
                  <svg:desc>results.B2:results.B19</svg:desc>
                </draw:g>
              </table:table-cell>
              <table:table-cell office:value-type="float" office:value="7.87298334620742">
                <text:p>7.87298334620742</text:p>
                <draw:g>
                  <svg:desc>results.C2:results.C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31111111111111">
                <text:p>7.3111111111111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78501191249729">
                <text:p>7.7850119124972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614730276907">
                <text:p>7.8614730276907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715157363544">
                <text:p>7.8715157363544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7279684446431">
                <text:p>7.8727968444643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87295965591359">
                <text:p>7.8729596559135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7298033712191">
                <text:p>7.8729803371219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87298296400306">
                <text:p>7.87298296400306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87298329766109">
                <text:p>7.8729832976610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87298334004123">
                <text:p>7.87298334004123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87298334542421">
                <text:p>7.8729833454242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87298334610794">
                <text:p>7.87298334610794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87298334619478">
                <text:p>7.87298334619478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87298334620581">
                <text:p>7.8729833462058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87298334620721">
                <text:p>7.8729833462072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87298334620739">
                <text:p>7.87298334620739</text:p>
              </table:table-cell>
              <table:table-cell office:value-type="float" office:value="7.87298334620742">
                <text:p>7.87298334620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